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cs" fo:country="CZ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in Lukeš<text:tab/><text:tab/><text:tab/><text:tab/><text:tab/><text:tab/><text:tab/><text:tab/><text:tab/>Cvičící: <text:s/>Pavel Pták</text:p>
      <text:p text:style-name="P1"/>
      <text:p text:style-name="P1">Řešení:</text:p>
      <text:p text:style-name="P2">1) <text:span text:style-name="T2">c</text:span>0 = 8 , c1 = 33, c2 = 3, c3 = <text:s/>28 , c4 = 32</text:p>
      <text:p text:style-name="P2"/>
      <text:p text:style-name="P2">2) V<text:span text:style-name="T2">ýsledný text je: jitro <text:s text:c="2"/>r</text:span>0 = 9 , </text:p>
      <text:p text:style-name="P2">r1 = 6 , r2 = 5 , r3 = 2 , r4 = 5 </text:p>
      <text:p text:style-name="P2"><text:s/></text:p>
      <text:p text:style-name="P2">3) <text:span text:style-name="T2">Dešifrovaná zpráva je :miss</text:span> Dubedat? Yes, do bedad. And she did bedad. Huguenot name I exp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7M12S</meta:editing-duration>
    <meta:editing-cycles>3</meta:editing-cycles>
    <meta:generator>OpenOffice.org/3.1$Win32 OpenOffice.org_project/310m19$Build-9420</meta:generator>
    <dc:date>2010-05-09T16:15:26.40</dc:date>
    <meta:print-date>2010-05-09T16:10:07.28</meta:print-date>
    <meta:document-statistic meta:table-count="0" meta:image-count="0" meta:object-count="0" meta:page-count="1" meta:paragraph-count="7" meta:word-count="65" meta:character-count="264"/>
    <meta:user-defined meta:name="Info 1"/>
    <meta:user-defined meta:name="Info 2"/>
    <meta:user-defined meta:name="Info 3"/>
    <meta:user-defined meta:name="Info 4"/>
  </office:meta>
</office:document-meta>
</file>